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9fa0f"/>
    </style:style>
    <style:style style:name="P2" style:family="paragraph" style:parent-style-name="Standard">
      <style:text-properties style:use-window-font-color="true" style:font-name="Liberation Mono" officeooo:rsid="0019fa0f" officeooo:paragraph-rsid="0019fa0f"/>
    </style:style>
    <style:style style:name="P3" style:family="paragraph" style:parent-style-name="Text_20_body">
      <style:text-properties style:use-window-font-color="true" style:font-name="Liberation Mono" officeooo:paragraph-rsid="001b78dc"/>
    </style:style>
    <style:style style:name="P4" style:family="paragraph" style:parent-style-name="Text_20_body">
      <style:text-properties style:use-window-font-color="true" style:font-name="Liberation Mono" officeooo:rsid="0019fa0f" officeooo:paragraph-rsid="001cc816"/>
    </style:style>
    <style:style style:name="T1" style:family="text">
      <style:text-properties officeooo:rsid="0019fa0f"/>
    </style:style>
    <style:style style:name="T2" style:family="text">
      <style:text-properties fo:font-variant="normal" fo:text-transform="none" style:use-window-font-color="true" style:font-name="Liberation Mono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font-name="Liberation Mono" fo:letter-spacing="normal" fo:font-style="normal" fo:font-weight="normal" style:font-weight-asian="normal" style:font-weight-complex="normal" loext:padding="0in" loext:border="none"/>
    </style:style>
    <style:style style:name="T4" style:family="text">
      <style:text-properties fo:font-variant="normal" fo:text-transform="none" style:use-window-font-color="true" style:font-name="Liberation Mono" fo:letter-spacing="normal" fo:font-style="normal" fo:font-weight="normal" officeooo:rsid="001b78dc" style:font-weight-asian="normal" style:font-weight-complex="normal"/>
    </style:style>
    <style:style style:name="T5" style:family="text">
      <style:text-properties style:use-window-font-color="true" style:font-name="Liberation Mono" officeooo:rsid="0019fa0f"/>
    </style:style>
    <style:style style:name="T6" style:family="text">
      <style:text-properties style:use-window-font-color="true" style:font-name="Liberation Mono" officeooo:rsid="001b78dc"/>
    </style:style>
    <style:style style:name="T7" style:family="text">
      <style:text-properties officeooo:rsid="001b78dc"/>
    </style:style>
    <style:style style:name="T8" style:family="text">
      <style:text-properties officeooo:rsid="001600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 realidad aumentada (AR o Augmented Reality)</text:p>
      <text:p text:style-name="P2"/>
      <text:p text:style-name="P1"><text:span text:style-name="T5">La Realidad Aumentada(RA) o Augmented Reality(AR) en inglés es el término que se usa para definir la visión de un entorno físico del mundo real, a través de un dispositivo tecnológico. Este dispositivo, </text:span><text:span text:style-name="T6">l</text:span><text:span text:style-name="T2">o que hace es </text:span><text:span text:style-name="Strong_20_Emphasis"><text:span text:style-name="T3">agregar elementos virtuales a una realidad existente</text:span></text:span><text:span text:style-name="T2">, en lugar de crear esa realidad desde cero, </text:span><text:span text:style-name="T4">como lo haría la realidad</text:span></text:p>
      <text:p text:style-name="P3"><text:span text:style-name="T7">virtual.</text:span><text:line-break/><text:span text:style-name="T1">La AR es una técnologia que se encuentra en auge en este momento sobre todo por el potencial que tendrá esta tecnologias en un futuro a largo y medio plazo. Sus posibles aplicaciones no tiene limites, puede llegar desde reconocer plantas e incluso monumentos y mostrar informacion sobre lo que se esta viendo , hasta añadir informacion en tiempo real en una operación a un paciente o sus aplicaciones para realizar videojuegos como podemos ver con el reciente éxito de Pokemon Go!</text:span></text:p>
      <text:p text:style-name="P4"><text:s/><text:span text:style-name="T8">AR esta cambiando la manera en la que sus usuarios pueden ver el mundo. La realidad aumentada puede ser representada de multiples formas y en una gran variedad de dispositivos, desde pantallas de moviles, monitores o incluso gafas, como las Google Glas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2:53:27.193895017</meta:creation-date>
    <meta:editing-duration>PT24S</meta:editing-duration>
    <meta:editing-cycles>2</meta:editing-cycles>
    <meta:generator>LibreOffice/6.0.1.1$Linux_X86_64 LibreOffice_project/00m0$Build-1</meta:generator>
    <dc:date>2018-05-10T12:53:46.229997256</dc:date>
    <meta:document-statistic meta:table-count="0" meta:image-count="0" meta:object-count="0" meta:page-count="1" meta:paragraph-count="4" meta:word-count="189" meta:character-count="1131" meta:non-whitespace-character-count="944"/>
  </office:meta>
</office:document-meta>
</file>